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4cm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weight="bold" style:font-weight-asian="bold" style:font-weight-complex="bold"/>
    </style:style>
    <style:style style:name="P3" style:family="paragraph">
      <style:paragraph-properties fo:margin-top="0.102cm" fo:margin-bottom="0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style:use-window-font-color="true" fo:font-weight="normal" style:font-weight-asian="normal" style:font-weight-complex="normal"/>
    </style:style>
    <style:style style:name="P6" style:family="paragraph">
      <style:text-properties fo:font-family="LMMonoLt10" style:font-pitch="fixed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font-family="LMMonoLt10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7cm" svg:height="6.35cm" svg:x="3.068cm" svg:y="7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87cm" svg:height="3.275cm" svg:x="3.463cm" svg:y="10.2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575cm" svg:height="0.962cm" svg:x="3.075cm" svg:y="7.45cm">
          <draw:text-box>
            <text:p><text:span text:style-name="T1">Class 'tree'</text:span></text:p>
          </draw:text-box>
        </draw:frame>
        <draw:frame draw:style-name="gr4" draw:layer="layout" svg:width="3.427cm" svg:height="2.486cm" svg:x="15.125cm" svg:y="9.087cm">
          <draw:text-box>
            <text:p>trees</text:p>
            <text:p text:style-name="P3">(objects of</text:p>
            <text:p>class tree)</text:p>
          </draw:text-box>
        </draw:frame>
        <draw:custom-shape draw:style-name="gr5" draw:text-style-name="P1" draw:id="id1" draw:layer="layout" svg:width="2.405cm" svg:height="1.27cm" svg:x="3.68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2.405cm" svg:height="1.27cm" svg:x="3.68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768cm" svg:height="0.962cm" svg:x="4.051cm" svg:y="10.616cm">
          <draw:text-box>
            <text:p>'sun'</text:p>
          </draw:text-box>
        </draw:frame>
        <draw:frame draw:style-name="gr6" draw:text-style-name="P4" draw:layer="layout" svg:width="9.354cm" svg:height="0.962cm" svg:x="9.426cm" svg:y="17.588cm">
          <draw:text-box>
            <text:p><text:span text:style-name="T2">Time series file with rain data</text:span></text:p>
          </draw:text-box>
        </draw:frame>
        <draw:frame draw:style-name="gr6" draw:text-style-name="P4" draw:layer="layout" svg:width="10.624cm" svg:height="0.962cm" svg:x="7.826cm" svg:y="2.588cm">
          <draw:text-box>
            <text:p><text:span text:style-name="T2">Time series file with sunshine data</text:span></text:p>
          </draw:text-box>
        </draw:frame>
        <draw:frame draw:style-name="gr3" draw:text-style-name="P5" draw:layer="layout" svg:width="5.465cm" svg:height="0.962cm" svg:x="3.176cm" svg:y="9.25cm">
          <draw:text-box>
            <text:p><text:span text:style-name="T3">External forcings</text:span></text:p>
          </draw:text-box>
        </draw:frame>
        <draw:connector draw:style-name="gr7" draw:text-style-name="P1" draw:layer="layout" svg:x1="3.68cm" svg:y1="11.12cm" svg:x2="2.77cm" svg:y2="4.937cm" draw:start-shape="id1" draw:start-glue-point="6" draw:end-shape="id2" svg:d="m3680 11120h-1411v-6183h501">
          <text:p/>
        </draw:connector>
        <draw:connector draw:style-name="gr7" draw:text-style-name="P1" draw:layer="layout" svg:x1="3.681cm" svg:y1="12.62cm" svg:x2="2.77cm" svg:y2="16.237cm" draw:start-shape="id3" draw:start-glue-point="6" draw:end-shape="id4" draw:end-glue-point="3" svg:d="m3681 12620h-1412v3617h501">
          <text:p/>
        </draw:connector>
        <draw:line draw:style-name="gr8" draw:text-style-name="P1" draw:layer="layout" svg:x1="10.213cm" svg:y1="10.1cm" svg:x2="8.62cm" svg:y2="6.08cm">
          <text:p/>
        </draw:line>
        <draw:line draw:style-name="gr8" draw:text-style-name="P1" draw:layer="layout" svg:x1="11.266cm" svg:y1="9.89cm" svg:x2="9.255cm" svg:y2="6.08cm">
          <text:p/>
        </draw:line>
        <draw:line draw:style-name="gr8" draw:text-style-name="P1" draw:layer="layout" svg:x1="13.514cm" svg:y1="9.89cm" svg:x2="11.795cm" svg:y2="6.08cm">
          <text:p/>
        </draw:line>
        <draw:line draw:style-name="gr8" draw:text-style-name="P1" draw:layer="layout" svg:x1="14.595cm" svg:y1="9.89cm" svg:x2="14.335cm" svg:y2="6.08cm">
          <text:p/>
        </draw:line>
        <draw:line draw:style-name="gr8" draw:text-style-name="P1" draw:layer="layout" svg:x1="12.376cm" svg:y1="9.89cm" svg:x2="9.89cm" svg:y2="6.08cm">
          <text:p/>
        </draw:line>
        <draw:line draw:style-name="gr8" draw:text-style-name="P1" draw:layer="layout" svg:x1="10.185cm" svg:y1="11.12cm" svg:x2="14.97cm" svg:y2="14.97cm">
          <text:p/>
        </draw:line>
        <draw:line draw:style-name="gr8" draw:text-style-name="P1" draw:layer="layout" svg:x1="10.185cm" svg:y1="10.89cm" svg:x2="8.62cm" svg:y2="14.97cm">
          <text:p/>
        </draw:line>
        <draw:line draw:style-name="gr8" draw:text-style-name="P1" draw:layer="layout" svg:x1="11.238cm" svg:y1="11.12cm" svg:x2="9.155cm" svg:y2="14.97cm">
          <text:p/>
        </draw:line>
        <draw:line draw:style-name="gr8" draw:text-style-name="P1" draw:layer="layout" svg:x1="11.238cm" svg:y1="11.12cm" svg:x2="15.605cm" svg:y2="14.97cm">
          <text:p/>
        </draw:line>
        <draw:line draw:style-name="gr8" draw:text-style-name="P1" draw:layer="layout" svg:x1="12.43cm" svg:y1="11.12cm" svg:x2="9.89cm" svg:y2="14.97cm">
          <text:p/>
        </draw:line>
        <draw:line draw:style-name="gr8" draw:text-style-name="P1" draw:layer="layout" svg:x1="12.43cm" svg:y1="11.16cm" svg:x2="16.24cm" svg:y2="14.97cm">
          <text:p/>
        </draw:line>
        <draw:line draw:style-name="gr8" draw:text-style-name="P1" draw:layer="layout" svg:x1="13.514cm" svg:y1="11.12cm" svg:x2="11.795cm" svg:y2="14.97cm">
          <text:p/>
        </draw:line>
        <draw:line draw:style-name="gr8" draw:text-style-name="P1" draw:layer="layout" svg:x1="14.566cm" svg:y1="11.12cm" svg:x2="12.43cm" svg:y2="14.97cm">
          <text:p/>
        </draw:line>
        <draw:custom-shape draw:style-name="gr2" draw:text-style-name="P1" draw:layer="layout" svg:width="0.609cm" svg:height="1.27cm" svg:x="9.906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09cm" svg:height="1.27cm" svg:x="11.007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09cm" svg:height="1.27cm" svg:x="12.107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09cm" svg:height="1.27cm" svg:x="13.207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09cm" svg:height="1.27cm" svg:x="14.308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15.24cm" svg:height="2.755cm" svg:x="2.77cm" svg:y="3.5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4.214cm" svg:height="2.768cm" svg:x="2.875cm" svg:y="3.55cm">
          <draw:text-box>
            <text:p><text:span text:style-name="T4">time <text:s text:c="8"/>Berlin <text:s text:c="3"/>Tokyo <text:s text:c="3"/>Melbourne</text:span></text:p>
            <text:p><text:span text:style-name="T4">… <text:s text:c="11"/>… <text:s text:c="8"/>… <text:s text:c="7"/>… </text:span></text:p>
            <text:p><text:span text:style-name="T4">… <text:s text:c="11"/>… <text:s text:c="8"/>… <text:s text:c="7"/>… </text:span></text:p>
          </draw:text-box>
        </draw:frame>
        <draw:custom-shape draw:style-name="gr1" draw:text-style-name="P1" draw:id="id4" draw:layer="layout" svg:width="15.24cm" svg:height="2.755cm" svg:x="2.77cm" svg:y="14.8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21cm" svg:height="2.768cm" svg:x="2.875cm" svg:y="14.85cm">
          <draw:text-box>
            <text:p><text:span text:style-name="T4">time <text:s text:c="8"/>Moscow <text:s text:c="3"/>Tokyo <text:s text:c="3"/>Vienna</text:span></text:p>
            <text:p><text:span text:style-name="T4">… <text:s text:c="11"/>… <text:s text:c="8"/>… <text:s text:c="7"/>… </text:span></text:p>
            <text:p><text:span text:style-name="T4">… <text:s text:c="11"/>… <text:s text:c="8"/>… <text:s text:c="7"/>… </text:span></text:p>
          </draw:text-box>
        </draw:frame>
        <draw:frame draw:style-name="gr4" draw:layer="layout" svg:width="1.802cm" svg:height="0.962cm" svg:x="3.95cm" svg:y="12.116cm">
          <draw:text-box>
            <text:p>'rain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1-15T18:24:16</meta:creation-date>
    <meta:generator>OpenOffice.org/3.2$Linux OpenOffice.org_project/320m12$Build-9483</meta:generator>
    <dc:date>2011-11-16T19:01:38</dc:date>
    <dc:creator>David Kneis</dc:creator>
    <meta:editing-duration>PT02H51M04S</meta:editing-duration>
    <meta:editing-cycles>5</meta:editing-cycles>
    <meta:document-statistic meta:object-count="35"/>
  </office:meta>
</office:document-meta>
</file>